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6584124755054829537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4986191829748717969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4689236859954541304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1" office:value-type="string">
            <text:p text:style-name="P4">&lt;strong style=”background:blue”&gt;Hi&lt;/strong&gt;</text:p>
          </table:table-cell>
        </table:table-row>
        <table:table-row table:style-name="Table3.1">
          <table:table-cell table:style-name="Table3.A2" office:value-type="string">
            <text:list xml:id="list41529531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4">&lt;input type=”password” name=”password” style=”width:100px”&gt;</text:p>
          </table:table-cell>
        </table:table-row>
        <table:table-row table:style-name="Table3.1">
          <table:table-cell table:style-name="Table3.A2" office:value-type="string">
            <text:list xml:id="list41540205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4">&lt;h1 style=”background-color:red”&gt;Hi&lt;/h1&gt;</text:p>
          </table:table-cell>
        </table:table-row>
        <table:table-row table:style-name="Table3.1">
          <table:table-cell table:style-name="Table3.A2" office:value-type="string">
            <text:list xml:id="list41533066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4">&lt;s style=”font-color:red”&gt;hi&lt;/s&gt;</text:p>
          </table:table-cell>
        </table:table-row>
        <table:table-row table:style-name="Table3.1">
          <table:table-cell table:style-name="Table3.A2" office:value-type="string">
            <text:list xml:id="list41525704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list xml:id="list41545659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4">&lt;blockquote style="background-color:blue"&gt;hi&lt;/blockquote&gt;</text:p>
          </table:table-cell>
        </table:table-row>
        <table:table-row table:style-name="Table3.1">
          <table:table-cell table:style-name="Table3.A2" office:value-type="string">
            <text:list xml:id="list41544590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4">&lt;abbr style="background:blue"&gt;hi&lt;/abbr&gt;</text:p>
          </table:table-cell>
        </table:table-row>
        <table:table-row table:style-name="Table3.1">
          <table:table-cell table:style-name="Table3.A2" office:value-type="string">
            <text:list xml:id="list41525501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list xml:id="list41531435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4"/>
          </table:table-cell>
        </table:table-row>
      </table:table>
      <text:p text:style-name="P1"/>
      <text:list xml:id="list41547165" text:continue-list="list4986191829748717969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6846534543798911373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/>
          </table:table-cell>
        </table:table-row>
        <text:soft-page-break/>
        <table:table-row table:style-name="Table4.1">
          <table:table-cell table:style-name="Table4.A1" office:value-type="string">
            <text:list xml:id="list41547776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30784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1055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43036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6022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8570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18999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20582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6"/>
      <text:list xml:id="list41515738" text:continue-list="list41547165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299972725958067775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29255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44787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47656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40329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9029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9798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5760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41532991" text:continue-list="list41515738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8472079937563647085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15343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30966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16301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22754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20795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47219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32113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6"/>
      <text:list xml:id="list41515419" text:continue-list="list41532991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6208949912246256105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40318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35842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34816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33304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5237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33360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22059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/>
          </table:table-cell>
        </table:table-row>
      </table:table>
      <text:p text:style-name="P16"/>
      <text:list xml:id="list41540344" text:continue-list="list41515419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7439024786010012250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35655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36748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36661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9837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9384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3230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ext:soft-page-break/>
        <table:table-row table:style-name="Table8.1">
          <table:table-cell table:style-name="Table8.A2" office:value-type="string">
            <text:list xml:id="list41529404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29739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3" meta:paragraph-count="152" meta:word-count="383" meta:character-count="2191"/>
    <dc:date>2017-11-08T21:34:40.04</dc:date>
    <meta:generator>OpenOffice/4.1.2$Win32 OpenOffice.org_project/412m3$Build-9782</meta:generator>
  </office:meta>
</office:document-meta>
</file>